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20" table:style-name="ta1">
        <table:shapes>
          <draw:frame draw:z-index="0" draw:style-name="gr1" draw:text-style-name="P1" svg:width="196.63mm" svg:height="105.25mm" svg:x="100.43mm" svg:y="835.32mm">
            <loext:p draw:notify-on-update-of-ranges="fuel20.A1:fuel20.A201 fuel20.B1:fuel20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7" calcext:value-type="float">
            <text:p>6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1" calcext:value-type="float">
            <text:p>7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9" calcext:value-type="float">
            <text:p>7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9" calcext:value-type="float">
            <text:p>8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6" calcext:value-type="float">
            <text:p>9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6" calcext:value-type="float">
            <text:p>10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2" calcext:value-type="float">
            <text:p>10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27" calcext:value-type="float">
            <text:p>12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60" calcext:value-type="float">
            <text:p>1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23" calcext:value-type="float">
            <text:p>13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5" calcext:value-type="float">
            <text:p>13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4" calcext:value-type="float">
            <text:p>13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7" calcext:value-type="float">
            <text:p>1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7" calcext:value-type="float">
            <text:p>14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0" calcext:value-type="float">
            <text:p>14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0" calcext:value-type="float">
            <text:p>14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7" calcext:value-type="float">
            <text:p>14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9" calcext:value-type="float">
            <text:p>14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16" calcext:value-type="float">
            <text:p>13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31" calcext:value-type="float">
            <text:p>13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0" calcext:value-type="float">
            <text:p>13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2" calcext:value-type="float">
            <text:p>14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7" calcext:value-type="float">
            <text:p>15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4" calcext:value-type="float">
            <text:p>14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3" calcext:value-type="float">
            <text:p>13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13" calcext:value-type="float">
            <text:p>13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8" calcext:value-type="float">
            <text:p>13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4" calcext:value-type="float">
            <text:p>1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4" calcext:value-type="float">
            <text:p>1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4" calcext:value-type="float">
            <text:p>11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42" calcext:value-type="float">
            <text:p>13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1" calcext:value-type="float">
            <text:p>13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2" calcext:value-type="float">
            <text:p>13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7" calcext:value-type="float">
            <text:p>12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55" calcext:value-type="float">
            <text:p>12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52" calcext:value-type="float">
            <text:p>13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5" calcext:value-type="float">
            <text:p>13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4" calcext:value-type="float">
            <text:p>13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7" calcext:value-type="float">
            <text:p>14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4" calcext:value-type="float">
            <text:p>14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0" calcext:value-type="float">
            <text:p>14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6" calcext:value-type="float">
            <text:p>15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9" calcext:value-type="float">
            <text:p>14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11" calcext:value-type="float">
            <text:p>15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9" calcext:value-type="float">
            <text:p>15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77" calcext:value-type="float">
            <text:p>15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94" calcext:value-type="float">
            <text:p>15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67" calcext:value-type="float">
            <text:p>15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66" calcext:value-type="float">
            <text:p>15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95" calcext:value-type="float">
            <text:p>15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5" calcext:value-type="float">
            <text:p>14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8" calcext:value-type="float">
            <text:p>14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5" calcext:value-type="float">
            <text:p>1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75" calcext:value-type="float">
            <text:p>14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5" calcext:value-type="float">
            <text:p>15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65" calcext:value-type="float">
            <text:p>15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24" calcext:value-type="float">
            <text:p>16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38" calcext:value-type="float">
            <text:p>17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64" calcext:value-type="float">
            <text:p>17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97" calcext:value-type="float">
            <text:p>16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51" calcext:value-type="float">
            <text:p>16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0" calcext:value-type="float">
            <text:p>15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93" calcext:value-type="float">
            <text:p>15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73" calcext:value-type="float">
            <text:p>16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11" calcext:value-type="float">
            <text:p>17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67" calcext:value-type="float">
            <text:p>17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9" calcext:value-type="float">
            <text:p>17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3" calcext:value-type="float">
            <text:p>19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60" calcext:value-type="float">
            <text:p>2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25" calcext:value-type="float">
            <text:p>21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83" calcext:value-type="float">
            <text:p>21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3" calcext:value-type="float">
            <text:p>23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59" calcext:value-type="float">
            <text:p>22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55" calcext:value-type="float">
            <text:p>21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49" calcext:value-type="float">
            <text:p>21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29" calcext:value-type="float">
            <text:p>21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85" calcext:value-type="float">
            <text:p>20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72" calcext:value-type="float">
            <text:p>19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30" calcext:value-type="float">
            <text:p>19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03" calcext:value-type="float">
            <text:p>19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22" calcext:value-type="float">
            <text:p>19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78" calcext:value-type="float">
            <text:p>19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63" calcext:value-type="float">
            <text:p>19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6" calcext:value-type="float">
            <text:p>18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14" calcext:value-type="float">
            <text:p>18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62" calcext:value-type="float">
            <text:p>17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83" calcext:value-type="float">
            <text:p>16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2" calcext:value-type="float">
            <text:p>15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30" calcext:value-type="float">
            <text:p>1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43" calcext:value-type="float">
            <text:p>13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1" calcext:value-type="float">
            <text:p>13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6" calcext:value-type="float">
            <text:p>12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8" calcext:value-type="float">
            <text:p>12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80" calcext:value-type="float">
            <text:p>12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45" calcext:value-type="float">
            <text:p>11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70" calcext:value-type="float">
            <text:p>10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87" calcext:value-type="float">
            <text:p>10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6" calcext:value-type="float">
            <text:p>10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0" calcext:value-type="float">
            <text:p>9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81" calcext:value-type="float">
            <text:p>9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18" calcext:value-type="float">
            <text:p>9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0" calcext:value-type="float">
            <text:p>9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1" calcext:value-type="float">
            <text:p>8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37" calcext:value-type="float">
            <text:p>7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9" calcext:value-type="float">
            <text:p>6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6" calcext:value-type="float">
            <text:p>6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0" calcext:value-type="float">
            <text:p>6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34" calcext:value-type="float">
            <text:p>6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5" calcext:value-type="float">
            <text:p>5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1" calcext:value-type="float">
            <text:p>4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9" calcext:value-type="float">
            <text:p>4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7" calcext:value-type="float">
            <text:p>3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7" calcext:value-type="float">
            <text:p>3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5" calcext:value-type="float">
            <text:p>3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3" calcext:value-type="float">
            <text:p>3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5" calcext:value-type="float">
            <text:p>3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2" calcext:value-type="float">
            <text:p>2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7" calcext:value-type="float">
            <text:p>2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0" calcext:value-type="float">
            <text:p>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0" calcext:value-type="float">
            <text:p>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9" calcext:value-type="float">
            <text:p>1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2:34:19.161959722</dc:date>
    <dc:creator>Joshua O'Leary</dc:creator>
    <meta:editing-duration>PT2M14S</meta:editing-duration>
    <meta:editing-cycles>1</meta:editing-cycles>
    <meta:document-statistic meta:table-count="1" meta:cell-count="15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64cm" svg:height="10.526cm" xlink:href=".." xlink:type="simple" chart:class="chart:scatter" chart:style-name="ch1">
        <chart:plot-area chart:style-name="ch2" table:cell-range-address="fuel20.A1:fuel20.B201" svg:x="1.404cm" svg:y="0.21cm" svg:width="17.867cm" svg:height="9.125cm">
          <chartooo:coordinate-region svg:x="2.396cm" svg:y="0.41cm" svg:width="16.595cm" svg:height="8.278cm"/>
          <chart:axis chart:dimension="x" chart:name="primary-x" chart:style-name="ch3">
            <chart:title svg:x="9.605cm" svg:y="9.545cm" chart:style-name="ch4">
              <text:p>Iterations</text:p>
            </chart:title>
          </chart:axis>
          <chart:axis chart:dimension="y" chart:name="primary-y" chart:style-name="ch3">
            <chart:title svg:x="0.451cm" svg:y="5.755cm" chart:style-name="ch5">
              <text:p>Cells on FIre</text:p>
            </chart:title>
            <chart:grid chart:style-name="ch6" chart:class="major"/>
          </chart:axis>
          <chart:series chart:style-name="ch7" chart:values-cell-range-address="fuel20.B1:fuel20.B201" chart:class="chart:scatter">
            <chart:domain table:cell-range-address="fuel20.A1:fuel20.A201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20.A1:fuel20.A201</svg:desc>
                </draw:g>
              </table:table-cell>
              <table:table-cell office:value-type="float" office:value="69">
                <text:p>69</text:p>
                <draw:g>
                  <svg:desc>fuel20.B1:fuel20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